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59c3" officeooo:paragraph-rsid="000259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-rendu Autonomie encadré 1 Rieux Kylian Fremont Jules :</text:p>
      <text:p text:style-name="P1"/>
      <text:p text:style-name="P1">Salle 021 bat10</text:p>
      <text:p text:style-name="P1">Méthode de travail binôme.</text:p>
      <text:p text:style-name="P1">Tâche prévu pendant la séance : Mettre les données dans la base et faire la page connexion.php et index.php.</text:p>
      <text:p text:style-name="P1">Tâche réalisé pendant la séance : la base de données a été créer et rempli de données, la page connexion.php est créer et fonctionne et la page index.php est créer cependant il reste a le tableau avec les données filtrés.</text:p>
      <text:p text:style-name="P1">Problème rencontrés : l’arboressence est a revoir.</text:p>
      <text:p text:style-name="P1">Tâche a faire avant la prochaine séance : avancé sur le tableau des données filtré dans index.php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51:29.906000000</meta:creation-date>
    <dc:date>2024-05-21T15:25:36.328000000</dc:date>
    <meta:editing-duration>PT34M8S</meta:editing-duration>
    <meta:editing-cycles>1</meta:editing-cycles>
    <meta:document-statistic meta:table-count="0" meta:image-count="0" meta:object-count="0" meta:page-count="1" meta:paragraph-count="7" meta:word-count="99" meta:character-count="578" meta:non-whitespace-character-count="486"/>
    <meta:generator>LibreOffice/7.6.0.3$Windows_X86_64 LibreOffice_project/69edd8b8ebc41d00b4de3915dc82f8f0fc3b6265</meta:generator>
  </office:meta>
</office:document-meta>
</file>